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EBHGM J+ Palatino" svg:font-family="'EBHGM J+ Palatino', 'Book Antiqua'" style:font-family-generic="roman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 style:text-autospace="none"/>
      <style:text-properties fo:color="#000000" style:font-name="Symbol" fo:font-size="11pt" style:font-size-asian="11pt" style:language-asian="en" style:country-asian="US" style:font-name-complex="Symbol" style:font-size-complex="11pt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1pt" style:font-size-asian="11pt" style:font-size-complex="11pt" style:font-weight-complex="bold"/>
    </style:style>
    <style:style style:name="P6" style:family="paragraph" style:parent-style-name="Section_20_Title">
      <style:paragraph-properties fo:text-align="justify" style:justify-single-word="false" fo:padding="0in" fo:border="none"/>
      <style:text-properties fo:font-size="11pt" style:font-size-asian="11pt" style:font-size-complex="11pt"/>
    </style:style>
    <style:style style:name="P7" style:family="paragraph" style:parent-style-name="Section_20_Title">
      <style:paragraph-properties fo:text-align="justify" style:justify-single-word="false" fo:padding="0in" fo:border="none"/>
      <style:text-properties fo:font-size="11pt" officeooo:paragraph-rsid="00182275" style:font-size-asian="11pt" style:font-size-complex="11pt"/>
    </style:style>
    <style:style style:name="P8" style:family="paragraph" style:parent-style-name="Text_20_body">
      <style:paragraph-properties fo:margin-left="0.25in" fo:margin-right="-0.25in" fo:margin-top="0in" fo:margin-bottom="0in" style:contextual-spacing="false" fo:text-align="justify" style:justify-single-word="false" fo:text-indent="0in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.5in" fo:margin-right="-0.25in" fo:margin-top="0in" fo:margin-bottom="0in" style:contextual-spacing="false" fo:text-align="justify" style:justify-single-word="false" fo:text-indent="0in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0" style:family="paragraph" style:parent-style-name="Default">
      <style:paragraph-properties fo:text-align="justify" style:justify-single-word="false"/>
    </style:style>
    <style:style style:name="P11" style:family="paragraph" style:parent-style-name="Standard" style:master-page-name="Standard">
      <style:paragraph-properties fo:margin-left="1.5in" fo:margin-right="0in" fo:text-align="justify" style:justify-single-word="false" fo:text-indent="0.5in" style:auto-text-indent="false" style:page-number="auto"/>
      <style:text-properties fo:font-size="16pt" fo:language="en" fo:country="US" fo:font-weight="bold" style:font-size-asian="16pt" style:language-asian="en" style:country-asian="US" style:font-weight-asian="bold" style:font-size-complex="16pt"/>
    </style:style>
    <style:style style:name="P12" style:family="paragraph" style:parent-style-name="Standard" style:list-style-name="WW8Num11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 style:list-style-name="WW8Num9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 style:list-style-name="WW8Num35">
      <style:paragraph-properties fo:hyphenation-ladder-count="no-limit" style:text-autospace="none"/>
      <style:text-properties fo:font-size="11pt" style:font-size-asian="11pt" style:font-size-complex="11pt" fo:hyphenate="true" fo:hyphenation-remain-char-count="2" fo:hyphenation-push-char-count="2"/>
    </style:style>
    <style:style style:name="P15" style:family="paragraph" style:parent-style-name="Standard" style:list-style-name="WW8Num11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list-style-name="WW8Num35">
      <style:paragraph-properties fo:hyphenation-ladder-count="no-limit" style:text-autospace="none"/>
      <style:text-properties fo:color="#000000" fo:font-size="11pt" style:font-size-asian="11pt" style:language-asian="en" style:country-asian="US" style:font-size-complex="11pt" fo:hyphenate="true" fo:hyphenation-remain-char-count="2" fo:hyphenation-push-char-count="2"/>
    </style:style>
    <style:style style:name="P17" style:family="paragraph" style:parent-style-name="Standard" style:list-style-name="L1">
      <style:paragraph-properties fo:text-align="justify" style:justify-single-word="false" fo:padding="0in" fo:border="none"/>
      <style:text-properties fo:font-size="11pt" officeooo:rsid="00182275" officeooo:paragraph-rsid="00182275" style:font-size-asian="11pt" style:font-size-complex="11pt"/>
    </style:style>
    <style:style style:name="P18" style:family="paragraph" style:parent-style-name="Text_20_body" style:list-style-name="WW8Num30">
      <style:paragraph-properties fo:margin-top="0in" fo:margin-bottom="0in" style:contextual-spacing="false" fo:line-height="100%" fo:text-align="justify" style:justify-single-word="false"/>
    </style:style>
    <style:style style:name="P19" style:family="paragraph" style:parent-style-name="Text_20_body" style:list-style-name="WW8Num30">
      <style:paragraph-properties fo:margin-top="0in" fo:margin-bottom="0in" style:contextual-spacing="false" fo:line-height="100%"/>
    </style:style>
    <style:style style:name="P20" style:family="paragraph" style:parent-style-name="Text_20_body" style:list-style-name="WW8Num30">
      <style:paragraph-properties fo:margin-top="0in" fo:margin-bottom="0in" style:contextual-spacing="false" fo:line-height="100%"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style:text-position="super 58%" fo:font-size="11pt" style:font-size-asian="11pt" style:font-size-complex="11pt"/>
    </style:style>
    <style:style style:name="T6" style:family="text">
      <style:text-properties style:font-weight-complex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color="#000000" fo:font-weight="bold" style:language-asian="en" style:country-asian="US" style:font-weight-asian="bold" style:font-weight-complex="bold"/>
    </style:style>
    <style:style style:name="T13" style:family="text">
      <style:text-properties fo:color="#000000" style:language-asian="en" style:country-asian="US"/>
    </style:style>
    <style:style style:name="T14" style:family="text">
      <style:text-properties officeooo:rsid="00182275"/>
    </style:style>
    <style:style style:name="T15" style:family="text">
      <style:text-properties officeooo:rsid="0019e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4"/>Ravikumar Jeyaraman</text:p>
      <text:p text:style-name="P10"><text:span text:style-name="T3">213-255-9124 <text:tab/><text:tab/><text:tab/> <text:s text:c="14"/></text:span><text:a xlink:type="simple" xlink:href="mailto:jeyarama@usc.edu"><text:span text:style-name="Internet_20_link"><text:span text:style-name="T3">jeyarama@usc.edu</text:span></text:span></text:a><text:span text:style-name="T3"><text:tab/><text:tab/> <text:s text:c="9"/># 347,720 W 27</text:span><text:span text:style-name="T5">th</text:span><text:span text:style-name="T3"> Street, Los Angeles, CA</text:span></text:p>
      <text:p text:style-name="P6">Education Details:</text:p>
      <text:list xml:id="list5753009327415136898" text:style-name="WW8Num11">
        <text:list-item>
          <text:p text:style-name="P12"><text:span text:style-name="T2">Master’s in Computer Science</text:span><text:span text:style-name="T6"><text:tab/><text:tab/><text:tab/><text:tab/><text:tab/><text:tab/></text:span><text:span text:style-name="T2">Expected Graduation: May 2015</text:span></text:p>
        </text:list-item>
      </text:list>
      <text:p text:style-name="P5">University of Southern California <text:tab/><text:tab/><text:tab/><text:tab/><text:tab/><text:tab/> <text:s text:c="6"/><text:tab/><text:tab/></text:p>
      <text:p text:style-name="P4"><text:span text:style-name="T7">Current Coursework:</text:span> <text:span text:style-name="T8">Analysis of Algorithms, Web Technologies, Introduction to Computer Networks</text:span></text:p>
      <text:list xml:id="list152660190725355" text:continue-numbering="true" text:style-name="WW8Num11">
        <text:list-item>
          <text:p text:style-name="P15">B.Tech in Information Technology<text:tab/><text:tab/><text:tab/><text:tab/><text:tab/><text:tab/><text:tab/><text:tab/> May 2010</text:p>
        </text:list-item>
      </text:list>
      <text:p text:style-name="P4"><text:span text:style-name="T6">PSG College of Technology</text:span> <text:span text:style-name="T6">Coimbatore, India<text:tab/><text:tab/><text:tab/><text:tab/><text:tab/><text:tab/><text:tab/> (GPA : 3.8)</text:span></text:p>
      <text:p text:style-name="P2"/>
      <text:p text:style-name="P6">Technical skills:<text:tab/><text:tab/><text:tab/></text:p>
      <text:list xml:id="list152659696087830" text:continue-numbering="true" text:style-name="WW8Num11">
        <text:list-item>
          <text:p text:style-name="P12"><text:span text:style-name="T1">Languages</text:span><text:tab/><text:tab/><text:tab/><text:span text:style-name="T9">C, C++, Java, SQL, Perl, JavaScript ,Shell Scripting </text:span></text:p>
        </text:list-item>
        <text:list-item>
          <text:p text:style-name="P12"><text:span text:style-name="T1">Platforms Used<text:tab/><text:tab/></text:span>Unix/Linux, Windows</text:p>
        </text:list-item>
        <text:list-item>
          <text:p text:style-name="P12"><text:span text:style-name="T1">IDE/Packages/Tools<text:tab/><text:tab/></text:span>Visual Studio, Eclipse, Wireshark, Rational Rose ,MySQL<text:span text:style-name="T9"> </text:span></text:p>
        </text:list-item>
        <text:list-item>
          <text:p text:style-name="P12"><text:span text:style-name="T10">Web Technologies/Servers<text:tab/></text:span><text:span text:style-name="T9">JavaScript, PHP,</text:span><text:span text:style-name="T10"> </text:span><text:span text:style-name="T9">XML,JSON, JSP, HTML, AJAX Apache, Tomcat</text:span></text:p>
        </text:list-item>
      </text:list>
      <text:p text:style-name="P6">Work Experience:</text:p>
      <text:p text:style-name="P2"><text:span text:style-name="T11">Motorola Solution, Bangalore, India</text:span><text:span text:style-name="T1"><text:tab/><text:tab/><text:tab/><text:tab/><text:tab/><text:tab/><text:tab/><text:tab/>Aug 2010-May 2013</text:span></text:p>
      <text:p text:style-name="P2">Software Engineer</text:p>
      <text:list xml:id="list4871215585019906218" text:style-name="WW8Num9">
        <text:list-item>
          <text:p text:style-name="P13">Engineered Dispatch feature on Facebook which works over iDEN network. This was implemented as a prototype in ‘<text:span text:style-name="T1">Idea to Prototype’ </text:span>event.</text:p>
        </text:list-item>
        <text:list-item>
          <text:p text:style-name="P13">Developed new functionalities in iDEN Gateway. Worked with <text:span text:style-name="T1">RTP,SIP</text:span> Protocols for enabling communication between iDEN and SIP networks.</text:p>
        </text:list-item>
        <text:list-item>
          <text:p text:style-name="P13">Implemented Push to Email functionality over iDEN network which sends dispatch voice alerts to user’s Mailbox.</text:p>
        </text:list-item>
        <text:list-item>
          <text:p text:style-name="P13">Developed Graphical User interface in Java for Commercial Mobile Alert System which enables operators to disseminate Alert Messages to large group of users.</text:p>
        </text:list-item>
        <text:list-item>
          <text:p text:style-name="P13">Received <text:span text:style-name="T1">Moment Award </text:span>for my<text:span text:style-name="T1"> </text:span>consistent performance at Motorola in May 2012.</text:p>
        </text:list-item>
      </text:list>
      <text:p text:style-name="P6">Academic Projects:<text:tab/></text:p>
      <text:list xml:id="list7396647712952775322" text:style-name="WW8Num30">
        <text:list-item>
          <text:p text:style-name="P18"><text:span text:style-name="T3">Instrumented </text:span><text:span text:style-name="T4">Phantomjs</text:span><text:span text:style-name="T3">(a headless webkit) to lookup at specific IP address before performing DNS lookup.(available at </text:span><text:a xlink:type="simple" xlink:href="https://github.com/ravikumarj/phantomjs"><text:span text:style-name="Internet_20_link"><text:span text:style-name="T3">https://github.com/ravikumarj/phantomjs</text:span></text:span></text:a><text:span text:style-name="T3">) </text:span></text:p>
        </text:list-item>
        <text:list-item>
          <text:p text:style-name="P18"><text:span text:style-name="T3">Developed a web based mobile Application which enabled to search tweets based on location using Twitter API. (available at </text:span><text:a xlink:type="simple" xlink:href="http://cs-server.usc.edu:33893/search_request.html"><text:span text:style-name="Internet_20_link"><text:span text:style-name="T3">http://cs-server.usc.edu:33893/search_request.html</text:span></text:span></text:a><text:span text:style-name="T3">)</text:span></text:p>
        </text:list-item>
        <text:list-item>
          <text:p text:style-name="P20">Developed Peer to Peer file sharing system with <text:span text:style-name="T1">Mirroring</text:span> functionality over TCP/IP.</text:p>
        </text:list-item>
        <text:list-item>
          <text:p text:style-name="P19"><text:span text:style-name="T3">Developed a weather search application using Yahoo weather API. <text:s/>(available at </text:span><text:a xlink:type="simple" xlink:href="http://cs-server.usc.edu:33894/examples/%20yweather1.html"><text:span text:style-name="Internet_20_link"><text:span text:style-name="T3">http://cs-server.usc.edu:33894/examples/ yweather1.html</text:span></text:span></text:a><text:span text:style-name="T3"> )</text:span></text:p>
        </text:list-item>
      </text:list>
      <text:p text:style-name="P3"/>
      <text:p text:style-name="P8"><text:span text:style-name="T11">Internship at Wavesat, Bangalore</text:span><text:span text:style-name="T1"><text:tab/><text:tab/><text:tab/><text:tab/><text:tab/><text:tab/><text:tab/> <text:s text:c="18"/>Jan 2010-May 2010</text:span></text:p>
      <text:p text:style-name="P9"/>
      <text:list xml:id="list152659846344234" text:continue-list="list4871215585019906218" text:style-name="WW8Num9">
        <text:list-item>
          <text:p text:style-name="P13">Developed Graphical user Interface and Command Line Interface that enables configuration of WiMAX Customer Premises Equipment of Wavesat . </text:p>
        </text:list-item>
        <text:list-item>
          <text:p text:style-name="P13">Took initiative to develop a Lab Monitor tool which automates monitoring and alerting Lab system status.</text:p>
        </text:list-item>
      </text:list>
      <text:p text:style-name="P6">Achievements:<text:tab/></text:p>
      <text:p text:style-name="P1"/>
      <text:list xml:id="list1508739083229565961" text:style-name="WW8Num35">
        <text:list-item>
          <text:p text:style-name="P14"><text:span text:style-name="T12">Event <text:s/>coordinator </text:span><text:span text:style-name="T13">for various National Level Technical events held at </text:span><text:span text:style-name="T12">P.S.G College of Technology </text:span></text:p>
        </text:list-item>
        <text:list-item>
          <text:p text:style-name="P14"><text:span text:style-name="T13">Won many prizes in </text:span><text:span text:style-name="T12">C/C++ Debugging, Algorithms, Puzzles, Coding events </text:span><text:span text:style-name="T13">conducted by various universities </text:span></text:p>
        </text:list-item>
        <text:list-item>
          <text:p text:style-name="P16">Volunteered in National Service Scheme, India ,and took part in various camps.</text:p>
        </text:list-item>
        <text:list-item>
          <text:p text:style-name="P14"><text:span text:style-name="T13">An active member of </text:span><text:span text:style-name="T12">ACM Student’s Chapter</text:span><text:span text:style-name="T13">, PSG College of Technology </text:span></text:p>
        </text:list-item>
      </text:list>
      <text:p text:style-name="P7">A<text:span text:style-name="T14">vailability</text:span>:<text:tab/></text:p>
      <text:list xml:id="list859933320070304922" text:style-name="L1">
        <text:list-item>
          <text:p text:style-name="P17">Monday <text:s/>,<text:span text:style-name="T15">Wednesday</text:span> <text:s text:c="14"/>: <text:s/>9 AM t<text:span text:style-name="T15">o</text:span> 5PM</text:p>
        </text:list-item>
        <text:list-item>
          <text:p text:style-name="P17">Tuesday ,<text:span text:style-name="T15">Thursday</text:span> <text:s text:c="18"/>: <text:s/>1 PM to 5 PM</text:p>
        </text:list-item>
        <text:list-item>
          <text:p text:style-name="P17">Friday <text:s/>,<text:span text:style-name="T15">Saturday ,Sunday</text:span> <text:s text:c="7"/>: 9 <text:span text:style-name="T15">AM </text:span>to 7 PM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EBHGM J+ Palatino" svg:font-family="'EBHGM J+ Palatino', 'Book Antiqua'" style:font-family-generic="roman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style:font-family-generic="swiss" style:font-pitch="variable" fo:font-size="14pt" style:font-name-asian="DejaVu Sans1" style:font-family-asian="'DejaVu Sans'" style:font-family-generic-asian="roman" style:font-pitch-asian="variable" style:font-size-asian="14pt" style:font-name-complex="DejaVu Sans1" style:font-family-complex="'DejaVu Sans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25in" fo:margin-top="0in" fo:margin-bottom="0.1528in" style:contextual-spacing="false" style:line-height-at-least="0.1528in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line-height="150%" fo:text-indent="0in" style:auto-text-indent="false" fo:keep-with-next="always"/>
      <style:text-properties fo:font-weight="bold" style:font-weight-asian="bold" style:font-weight-complex="bold"/>
    </style:style>
    <style:style style:name="Section_20_Title" style:display-name="Section Title" style:family="paragraph" style:parent-style-name="Standard" style:next-style-name="Standard">
      <style:paragraph-properties fo:margin-left="0in" fo:margin-right="-0.6626in" fo:margin-top="0.0835in" fo:margin-bottom="0in" style:contextual-spacing="false" fo:text-indent="0in" style:auto-text-indent="false" fo:background-color="#e5e5e5" fo:padding-left="0in" fo:padding-right="0in" fo:padding-top="0.028in" fo:padding-bottom="0.028in" fo:border="0.51pt solid #ffffff">
        <style:background-image/>
      </style:paragraph-properties>
      <style:text-properties fo:font-weight="bold" style:font-weight-asian="bold"/>
    </style:style>
    <style:style style:name="Objective" style:family="paragraph" style:parent-style-name="Standard" style:next-style-name="Text_20_body">
      <style:paragraph-properties fo:margin-top="0.1528in" fo:margin-bottom="0.1528in" style:contextual-spacing="false" style:line-height-at-least="0.1528in"/>
      <style:text-properties fo:font-size="10pt" style:font-size-asian="10pt" style:font-size-complex="10pt"/>
    </style:style>
    <style:style style:name="Address_20_2" style:display-name="Address 2" style:family="paragraph" style:parent-style-name="Standard">
      <style:paragraph-properties style:line-height-at-least="0.139in"/>
      <style:text-properties fo:font-size="8pt" style:font-size-asian="8pt" style:font-size-complex="10pt"/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style:font-name="Courier New" fo:font-family="'Courier New'" style:font-family-generic="modern" fo:font-size="13pt" fo:font-weight="bold" style:font-size-asian="13pt" style:font-weight-asian="bold" style:font-name-complex="Courier New" style:font-family-complex="'Courier New'" style:font-family-generic-complex="modern" style:font-weight-complex="bold" fo:hyphenate="true" fo:hyphenation-remain-char-count="2" fo:hyphenation-push-char-count="2"/>
    </style:style>
    <style:style style:name="Body_20_Text_20__2b__20_12_20_pt" style:display-name="Body Text + 12 pt" style:family="paragraph" style:parent-style-name="Text_20_body">
      <style:paragraph-properties fo:margin-left="0.25in" fo:margin-right="0in" fo:margin-top="0in" fo:margin-bottom="0.0417in" style:contextual-spacing="false" fo:text-align="justify" style:justify-single-word="false" fo:hyphenation-ladder-count="no-limit" fo:text-indent="0in" style:auto-text-indent="false"/>
      <style:text-properties fo:font-size="12pt" fo:letter-spacing="0.0138in" style:font-size-asian="12pt" style:font-size-complex="12pt" fo:hyphenate="tru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SP.5.122905" style:family="paragraph" style:parent-style-name="Default" style:next-style-name="Default">
      <style:paragraph-properties fo:margin-top="0in" fo:margin-bottom="0.4028in" style:contextual-spacing="false"/>
      <style:text-properties fo:color="#000000" style:font-name="EBHGM J+ Palatino" fo:font-family="'EBHGM J+ Palatino', 'Book Antiqua'" style:font-family-generic="roman" style:font-name-complex="EBHGM J+ Palatino" style:font-family-complex="'EBHGM J+ Palatino', 'Book Antiqua'" style:font-family-generic-complex="roman"/>
    </style:style>
    <style:style style:name="SP.5.122933" style:family="paragraph" style:parent-style-name="Default" style:next-style-name="Default">
      <style:paragraph-properties fo:margin-top="0.389in" fo:margin-bottom="0.0972in" style:contextual-spacing="false"/>
      <style:text-properties fo:color="#000000" style:font-name="EBHGM J+ Palatino" fo:font-family="'EBHGM J+ Palatino', 'Book Antiqua'" style:font-family-generic="roman" style:font-name-complex="EBHGM J+ Palatino" style:font-family-complex="'EBHGM J+ Palatino', 'Book Antiqua'" style:font-family-generic-complex="roman"/>
    </style:style>
    <style:style style:name="SP.5.123036" style:family="paragraph" style:parent-style-name="Default" style:next-style-name="Default">
      <style:paragraph-properties fo:margin-top="0.0835in" fo:margin-bottom="0.0835in" style:contextual-spacing="false"/>
      <style:text-properties fo:color="#000000" style:font-name="EBHGM J+ Palatino" fo:font-family="'EBHGM J+ Palatino', 'Book Antiqua'" style:font-family-generic="roman" style:font-name-complex="EBHGM J+ Palatino" style:font-family-complex="'EBHGM J+ Palatino', 'Book Antiqua'" style:font-family-generic-complex="roman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fo:color="#000000" style:font-name="Symbol" fo:font-family="Symbol" style:font-family-generic="roman" style:font-pitch="variable" style:font-charset="x-symbol" fo:font-size="10pt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Subtitle_20_Char" style:display-name="Subtitle Char" style:family="text">
      <style:text-properties style:font-name="Courier New" fo:font-family="'Courier New'" style:font-family-generic="modern" fo:font-size="13pt" fo:font-weight="bold" style:font-size-asian="13pt" style:font-weight-asian="bold" style:font-name-complex="Courier New" style:font-family-complex="'Courier New'" style:font-family-generic-complex="modern" style:font-size-complex="12pt" style:font-weight-complex="bold"/>
    </style:style>
    <style:style style:name="apple-style-span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SC.5.410" style:family="text">
      <style:text-properties fo:color="#000000" fo:font-size="10pt" style:font-size-asian="10pt" style:font-name-complex="EBHGM J+ Palatino" style:font-family-complex="'EBHGM J+ Palatino', 'Book Antiqua'" style:font-family-generic-complex="roman" style:font-size-complex="10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1654in" fo:margin-left="0.1654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1654in" fo:margin-left="0.1654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0.6874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fo:text-indent="-0.1654in" fo:margin-left="0.1654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kumar jeyaraman</meta:initial-creator>
    <meta:creation-date>2013-11-05T08:37:00</meta:creation-date>
    <dc:date>2013-12-12T15:26:58.654317205</dc:date>
    <meta:print-date>2013-11-13T14:58:00</meta:print-date>
    <meta:editing-cycles>14</meta:editing-cycles>
    <meta:editing-duration>PT28M</meta:editing-duration>
    <meta:generator>LibreOffice/4.1.3.2$Linux_X86_64 LibreOffice_project/410m0$Build-2</meta:generator>
    <meta:document-statistic meta:table-count="0" meta:image-count="0" meta:object-count="0" meta:page-count="1" meta:paragraph-count="39" meta:word-count="394" meta:character-count="2880" meta:non-whitespace-character-count="2386"/>
  </office:meta>
</office:document-meta>
</file>